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20" table:default-cell-style-name="Default"/>
        <table:table-row table:style-name="ro1">
          <table:table-cell/>
          <table:table-cell office:value-type="string">
            <text:p>starting angle</text:p>
          </table:table-cell>
          <table:table-cell office:value-type="string">
            <text:p>top angle</text:p>
          </table:table-cell>
          <table:table-cell office:value-type="string">
            <text:p>bottom angle</text:p>
          </table:table-cell>
          <table:table-cell table:number-columns-repeated="7"/>
          <table:table-cell office:value-type="string">
            <text:p>by segments</text:p>
          </table:table-cell>
          <table:table-cell office:value-type="string">
            <text:p>angle</text:p>
          </table:table-cell>
          <table:table-cell table:number-columns-repeated="3"/>
          <table:table-cell office:value-type="string">
            <text:p>rendered angle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office:value-type="float" office:value="90">
            <text:p>90</text:p>
          </table:table-cell>
          <table:table-cell table:formula="of:=[.B2]-[.C2]" office:value-type="float" office:value="90">
            <text:p>90</text:p>
          </table:table-cell>
          <table:table-cell table:formula="of:=[.D2]-[.B2]" office:value-type="float" office:value="90">
            <text:p>90</text:p>
          </table:table-cell>
          <table:table-cell table:formula="of:=[.D2]-[.C2]" office:value-type="float" office:value="180">
            <text:p>180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-78.44">
            <text:p>-78.44</text:p>
          </table:table-cell>
          <table:table-cell table:formula="of:=[.M2]-[.M3]" office:value-type="float" office:value="-10.94">
            <text:p>-10.94</text:p>
          </table:table-cell>
          <table:table-cell office:value-type="float" office:value="0.935">
            <text:p>0.935</text:p>
          </table:table-cell>
          <table:table-cell table:formula="of:=[.O2]-[.O3]" office:value-type="float" office:value="0.0600000000000001">
            <text:p>0.06</text:p>
          </table:table-cell>
          <table:table-cell office:value-type="float" office:value="-43.9">
            <text:p>-43.9</text:p>
          </table:table-cell>
          <table:table-cell table:formula="of:=[.Q2]-[.M2]" office:value-type="float" office:value="34.54">
            <text:p>34.54</text:p>
          </table:table-cell>
          <table:table-cell table:formula="of:=[.Q2]/[.M2]" office:value-type="float" office:value="0.559663437021928">
            <text:p>0.559663437</text:p>
          </table:table-cell>
          <table:table-cell table:formula="of:=COS([.O2]*2)" office:value-type="float" office:value="-0.294759352997261">
            <text:p>-0.294759353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-80">
            <text:p>-80</text:p>
          </table:table-cell>
          <table:table-cell office:value-type="float" office:value="100">
            <text:p>100</text:p>
          </table:table-cell>
          <table:table-cell table:formula="of:=[.B3]-[.C3]" office:value-type="float" office:value="90">
            <text:p>90</text:p>
          </table:table-cell>
          <table:table-cell table:formula="of:=[.D3]-[.B3]" office:value-type="float" office:value="90">
            <text:p>90</text:p>
          </table:table-cell>
          <table:table-cell table:formula="of:=[.D3]-[.C3]" office:value-type="float" office:value="180">
            <text:p>180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-67.5">
            <text:p>-67.5</text:p>
          </table:table-cell>
          <table:table-cell table:formula="of:=[.M3]-[.M4]" office:value-type="float" office:value="-11.3">
            <text:p>-11.3</text:p>
          </table:table-cell>
          <table:table-cell office:value-type="float" office:value="0.875">
            <text:p>0.875</text:p>
          </table:table-cell>
          <table:table-cell table:formula="of:=[.O3]-[.O4]" office:value-type="float" office:value="0.0629999999999999">
            <text:p>0.063</text:p>
          </table:table-cell>
          <table:table-cell office:value-type="float" office:value="-42.6">
            <text:p>-42.6</text:p>
          </table:table-cell>
          <table:table-cell table:formula="of:=[.Q3]-[.M3]" office:value-type="float" office:value="24.9">
            <text:p>24.9</text:p>
          </table:table-cell>
          <table:table-cell table:formula="of:=[.Q3]/[.M3]" office:value-type="float" office:value="0.631111111111111">
            <text:p>0.6311111111</text:p>
          </table:table-cell>
          <table:table-cell table:formula="of:=COS([.O3]*2)" office:value-type="float" office:value="-0.178246055649492">
            <text:p>-0.1782460556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-70.5">
            <text:p>-70.5</text:p>
          </table:table-cell>
          <table:table-cell office:value-type="float" office:value="109.5">
            <text:p>109.5</text:p>
          </table:table-cell>
          <table:table-cell table:formula="of:=[.B4]-[.C4]" office:value-type="float" office:value="90.5">
            <text:p>90.5</text:p>
          </table:table-cell>
          <table:table-cell table:formula="of:=[.D4]-[.B4]" office:value-type="float" office:value="89.5">
            <text:p>89.5</text:p>
          </table:table-cell>
          <table:table-cell table:formula="of:=[.D4]-[.C4]" office:value-type="float" office:value="180">
            <text:p>180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-56.2">
            <text:p>-56.2</text:p>
          </table:table-cell>
          <table:table-cell table:formula="of:=[.M4]-[.M5]" office:value-type="float" office:value="-11.3">
            <text:p>-11.3</text:p>
          </table:table-cell>
          <table:table-cell office:value-type="float" office:value="0.812">
            <text:p>0.812</text:p>
          </table:table-cell>
          <table:table-cell table:formula="of:=[.O4]-[.O5]" office:value-type="float" office:value="0.0630000000000001">
            <text:p>0.063</text:p>
          </table:table-cell>
          <table:table-cell office:value-type="float" office:value="-39.2">
            <text:p>-39.2</text:p>
          </table:table-cell>
          <table:table-cell table:formula="of:=[.Q4]-[.M4]" office:value-type="float" office:value="17">
            <text:p>17</text:p>
          </table:table-cell>
          <table:table-cell table:formula="of:=[.Q4]/[.M4]" office:value-type="float" office:value="0.697508896797153">
            <text:p>0.6975088968</text:p>
          </table:table-cell>
          <table:table-cell table:formula="of:=COS([.O4]*2)" office:value-type="float" office:value="-0.0531785767642532">
            <text:p>-0.0531785768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-63.7">
            <text:p>-63.7</text:p>
          </table:table-cell>
          <table:table-cell office:value-type="float" office:value="116.6">
            <text:p>116.6</text:p>
          </table:table-cell>
          <table:table-cell table:formula="of:=[.B5]-[.C5]" office:value-type="float" office:value="93.7">
            <text:p>93.7</text:p>
          </table:table-cell>
          <table:table-cell table:formula="of:=[.D5]-[.B5]" office:value-type="float" office:value="86.6">
            <text:p>86.6</text:p>
          </table:table-cell>
          <table:table-cell table:formula="of:=[.D5]-[.C5]" office:value-type="float" office:value="180.3">
            <text:p>180.3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-44.9">
            <text:p>-44.9</text:p>
          </table:table-cell>
          <table:table-cell table:formula="of:=[.M5]-[.M6]" office:value-type="float" office:value="-11.2">
            <text:p>-11.2</text:p>
          </table:table-cell>
          <table:table-cell office:value-type="float" office:value="0.749">
            <text:p>0.749</text:p>
          </table:table-cell>
          <table:table-cell table:formula="of:=[.O5]-[.O6]" office:value-type="float" office:value="0.0619999999999999">
            <text:p>0.062</text:p>
          </table:table-cell>
          <table:table-cell office:value-type="float" office:value="-35.3">
            <text:p>-35.3</text:p>
          </table:table-cell>
          <table:table-cell table:formula="of:=[.Q5]-[.M5]" office:value-type="float" office:value="9.6">
            <text:p>9.6</text:p>
          </table:table-cell>
          <table:table-cell table:formula="of:=[.Q5]/[.M5]" office:value-type="float" office:value="0.78619153674833">
            <text:p>0.7861915367</text:p>
          </table:table-cell>
          <table:table-cell table:formula="of:=COS([.O5]*2)" office:value-type="float" office:value="0.0727320488365618">
            <text:p>0.0727320488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-57.5">
            <text:p>-57.5</text:p>
          </table:table-cell>
          <table:table-cell office:value-type="float" office:value="120.4">
            <text:p>120.4</text:p>
          </table:table-cell>
          <table:table-cell table:formula="of:=[.B6]-[.C6]" office:value-type="float" office:value="97.5">
            <text:p>97.5</text:p>
          </table:table-cell>
          <table:table-cell table:formula="of:=[.D6]-[.B6]" office:value-type="float" office:value="80.4">
            <text:p>80.4</text:p>
          </table:table-cell>
          <table:table-cell table:formula="of:=[.D6]-[.C6]" office:value-type="float" office:value="177.9">
            <text:p>177.9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float" office:value="-33.7">
            <text:p>-33.7</text:p>
          </table:table-cell>
          <table:table-cell table:formula="of:=[.M6]-[.M7]" office:value-type="float" office:value="-11.4">
            <text:p>-11.4</text:p>
          </table:table-cell>
          <table:table-cell office:value-type="float" office:value="0.687">
            <text:p>0.687</text:p>
          </table:table-cell>
          <table:table-cell table:formula="of:=[.O6]-[.O7]" office:value-type="float" office:value="0.0630000000000001">
            <text:p>0.063</text:p>
          </table:table-cell>
          <table:table-cell office:value-type="float" office:value="-28.9">
            <text:p>-28.9</text:p>
          </table:table-cell>
          <table:table-cell table:formula="of:=[.Q6]-[.M6]" office:value-type="float" office:value="4.8">
            <text:p>4.8</text:p>
          </table:table-cell>
          <table:table-cell table:formula="of:=[.Q6]/[.M6]" office:value-type="float" office:value="0.857566765578635">
            <text:p>0.8575667656</text:p>
          </table:table-cell>
          <table:table-cell table:formula="of:=COS([.O6]*2)" office:value-type="float" office:value="0.195528503608682">
            <text:p>0.1955285036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table:formula="of:=306.8-360" office:value-type="float" office:value="-53.2">
            <text:p>-53.2</text:p>
          </table:table-cell>
          <table:table-cell office:value-type="float" office:value="126.58">
            <text:p>126.58</text:p>
          </table:table-cell>
          <table:table-cell table:formula="of:=[.B7]-[.C7]" office:value-type="float" office:value="103.2">
            <text:p>103.2</text:p>
          </table:table-cell>
          <table:table-cell table:formula="of:=[.D7]-[.B7]" office:value-type="float" office:value="76.58">
            <text:p>76.58</text:p>
          </table:table-cell>
          <table:table-cell table:formula="of:=[.D7]-[.C7]" office:value-type="float" office:value="179.78">
            <text:p>179.78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-22.3">
            <text:p>-22.3</text:p>
          </table:table-cell>
          <table:table-cell table:formula="of:=[.M7]-[.M8]" office:value-type="float" office:value="-11">
            <text:p>-11</text:p>
          </table:table-cell>
          <table:table-cell office:value-type="float" office:value="0.624">
            <text:p>0.624</text:p>
          </table:table-cell>
          <table:table-cell table:formula="of:=[.O7]-[.O8]" office:value-type="float" office:value="0.0609999999999999">
            <text:p>0.061</text:p>
          </table:table-cell>
          <table:table-cell office:value-type="float" office:value="-19.9">
            <text:p>-19.9</text:p>
          </table:table-cell>
          <table:table-cell table:formula="of:=[.Q7]-[.M7]" office:value-type="float" office:value="2.4">
            <text:p>2.4</text:p>
          </table:table-cell>
          <table:table-cell table:formula="of:=[.Q7]/[.M7]" office:value-type="float" office:value="0.89237668161435">
            <text:p>0.8923766816</text:p>
          </table:table-cell>
          <table:table-cell table:formula="of:=COS([.O7]*2)" office:value-type="float" office:value="0.317219699724153">
            <text:p>0.3172196997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-48.9">
            <text:p>-48.9</text:p>
          </table:table-cell>
          <table:table-cell office:value-type="float" office:value="131.1">
            <text:p>131.1</text:p>
          </table:table-cell>
          <table:table-cell table:formula="of:=[.B8]-[.C8]" office:value-type="float" office:value="108.9">
            <text:p>108.9</text:p>
          </table:table-cell>
          <table:table-cell table:formula="of:=[.D8]-[.B8]" office:value-type="float" office:value="71.1">
            <text:p>71.1</text:p>
          </table:table-cell>
          <table:table-cell table:formula="of:=[.D8]-[.C8]" office:value-type="float" office:value="180">
            <text:p>180</text:p>
          </table:table-cell>
          <table:table-cell table:number-columns-repeated="4"/>
          <table:table-cell office:value-type="float" office:value="7">
            <text:p>7</text:p>
          </table:table-cell>
          <table:table-cell office:value-type="float" office:value="-11.3">
            <text:p>-11.3</text:p>
          </table:table-cell>
          <table:table-cell table:formula="of:=[.M8]-[.M9]" office:value-type="float" office:value="-11.3">
            <text:p>-11.3</text:p>
          </table:table-cell>
          <table:table-cell office:value-type="float" office:value="0.563">
            <text:p>0.563</text:p>
          </table:table-cell>
          <table:table-cell table:formula="of:=[.O8]-[.O9]" office:value-type="float" office:value="0.0630000000000001">
            <text:p>0.063</text:p>
          </table:table-cell>
          <table:table-cell office:value-type="float" office:value="-11.3">
            <text:p>-11.3</text:p>
          </table:table-cell>
          <table:table-cell table:formula="of:=[.Q8]-[.M8]" office:value-type="float" office:value="0">
            <text:p>0</text:p>
          </table:table-cell>
          <table:table-cell table:formula="of:=[.Q8]/[.M8]" office:value-type="float" office:value="1">
            <text:p>1</text:p>
          </table:table-cell>
          <table:table-cell table:formula="of:=COS([.O8]*2)" office:value-type="float" office:value="0.430274033766704">
            <text:p>0.4302740338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-46.6">
            <text:p>-46.6</text:p>
          </table:table-cell>
          <table:table-cell office:value-type="float" office:value="133.4">
            <text:p>133.4</text:p>
          </table:table-cell>
          <table:table-cell table:formula="of:=[.B9]-[.C9]" office:value-type="float" office:value="116.6">
            <text:p>116.6</text:p>
          </table:table-cell>
          <table:table-cell table:formula="of:=[.D9]-[.B9]" office:value-type="float" office:value="63.4">
            <text:p>63.4</text:p>
          </table:table-cell>
          <table:table-cell table:formula="of:=[.D9]-[.C9]" office:value-type="float" office:value="180">
            <text:p>180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M9]-[.M10]" office:value-type="float" office:value="-11.5">
            <text:p>-11.5</text:p>
          </table:table-cell>
          <table:table-cell office:value-type="float" office:value="0.5">
            <text:p>0.5</text:p>
          </table:table-cell>
          <table:table-cell table:formula="of:=[.O9]-[.O10]" office:value-type="float" office:value="0.063">
            <text:p>0.063</text:p>
          </table:table-cell>
          <table:table-cell office:value-type="float" office:value="0">
            <text:p>0</text:p>
          </table:table-cell>
          <table:table-cell table:formula="of:=[.Q9]-[.M9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COS([.O9]*2)" office:value-type="float" office:value="0.54030230586814">
            <text:p>0.5403023059</text:p>
          </table:table-cell>
        </table:table-row>
        <table:table-row table:style-name="ro1">
          <table:table-cell table:number-columns-repeated="11"/>
          <table:table-cell office:value-type="float" office:value="9">
            <text:p>9</text:p>
          </table:table-cell>
          <table:table-cell office:value-type="float" office:value="11.5">
            <text:p>11.5</text:p>
          </table:table-cell>
          <table:table-cell table:formula="of:=[.M10]-[.M11]" office:value-type="float" office:value="-11.1">
            <text:p>-11.1</text:p>
          </table:table-cell>
          <table:table-cell table:formula="of:=[.O9]-0.063" office:value-type="float" office:value="0.437">
            <text:p>0.437</text:p>
          </table:table-cell>
          <table:table-cell table:formula="of:=[.O10]-[.O11]" office:value-type="float" office:value="0.063">
            <text:p>0.063</text:p>
          </table:table-cell>
          <table:table-cell office:value-type="float" office:value="11.5">
            <text:p>11.5</text:p>
          </table:table-cell>
          <table:table-cell table:formula="of:=[.Q10]-[.M10]" office:value-type="float" office:value="0">
            <text:p>0</text:p>
          </table:table-cell>
          <table:table-cell table:formula="of:=[.Q10]/[.M10]" office:value-type="float" office:value="1">
            <text:p>1</text:p>
          </table:table-cell>
          <table:table-cell table:formula="of:=COS([.O10]*2)" office:value-type="float" office:value="0.641764081039235">
            <text:p>0.641764081</text:p>
          </table:table-cell>
        </table:table-row>
        <table:table-row table:style-name="ro1">
          <table:table-cell table:number-columns-repeated="11"/>
          <table:table-cell office:value-type="float" office:value="10">
            <text:p>10</text:p>
          </table:table-cell>
          <table:table-cell office:value-type="float" office:value="22.6">
            <text:p>22.6</text:p>
          </table:table-cell>
          <table:table-cell table:formula="of:=[.M11]-[.M12]" office:value-type="float" office:value="-11.2">
            <text:p>-11.2</text:p>
          </table:table-cell>
          <table:table-cell table:formula="of:=[.O10]-0.063" office:value-type="float" office:value="0.374">
            <text:p>0.374</text:p>
          </table:table-cell>
          <table:table-cell table:formula="of:=[.O11]-[.O12]" office:value-type="float" office:value="0.063">
            <text:p>0.063</text:p>
          </table:table-cell>
          <table:table-cell office:value-type="float" office:value="20.3">
            <text:p>20.3</text:p>
          </table:table-cell>
          <table:table-cell table:formula="of:=[.Q11]-[.M11]" office:value-type="float" office:value="-2.3">
            <text:p>-2.3</text:p>
          </table:table-cell>
          <table:table-cell table:formula="of:=[.Q11]/[.M11]" office:value-type="float" office:value="0.898230088495575">
            <text:p>0.8982300885</text:p>
          </table:table-cell>
          <table:table-cell table:formula="of:=COS([.O11]*2)" office:value-type="float" office:value="0.733050682107766">
            <text:p>0.7330506821</text:p>
          </table:table-cell>
        </table:table-row>
        <table:table-row table:style-name="ro1">
          <table:table-cell table:number-columns-repeated="11"/>
          <table:table-cell office:value-type="float" office:value="11">
            <text:p>11</text:p>
          </table:table-cell>
          <table:table-cell office:value-type="float" office:value="33.8">
            <text:p>33.8</text:p>
          </table:table-cell>
          <table:table-cell table:formula="of:=[.M12]-[.M13]" office:value-type="float" office:value="-11.4">
            <text:p>-11.4</text:p>
          </table:table-cell>
          <table:table-cell table:formula="of:=[.O11]-0.063" office:value-type="float" office:value="0.311">
            <text:p>0.311</text:p>
          </table:table-cell>
          <table:table-cell table:formula="of:=[.O12]-[.O13]" office:value-type="float" office:value="0.063">
            <text:p>0.063</text:p>
          </table:table-cell>
          <table:table-cell office:value-type="float" office:value="28.8">
            <text:p>28.8</text:p>
          </table:table-cell>
          <table:table-cell table:formula="of:=[.Q12]-[.M12]" office:value-type="float" office:value="-5">
            <text:p>-5</text:p>
          </table:table-cell>
          <table:table-cell table:formula="of:=[.Q12]/[.M12]" office:value-type="float" office:value="0.85207100591716">
            <text:p>0.8520710059</text:p>
          </table:table-cell>
          <table:table-cell table:formula="of:=COS([.O12]*2)" office:value-type="float" office:value="0.812714759359802">
            <text:p>0.8127147594</text:p>
          </table:table-cell>
        </table:table-row>
        <table:table-row table:style-name="ro1">
          <table:table-cell table:number-columns-repeated="11"/>
          <table:table-cell office:value-type="float" office:value="12">
            <text:p>12</text:p>
          </table:table-cell>
          <table:table-cell office:value-type="float" office:value="45.2">
            <text:p>45.2</text:p>
          </table:table-cell>
          <table:table-cell table:formula="of:=[.M13]-[.M14]" office:value-type="float" office:value="-11.1">
            <text:p>-11.1</text:p>
          </table:table-cell>
          <table:table-cell table:formula="of:=[.O12]-0.063" office:value-type="float" office:value="0.248">
            <text:p>0.248</text:p>
          </table:table-cell>
          <table:table-cell table:formula="of:=[.O13]-[.O14]" office:value-type="float" office:value="0.063">
            <text:p>0.063</text:p>
          </table:table-cell>
          <table:table-cell office:value-type="float" office:value="35.3">
            <text:p>35.3</text:p>
          </table:table-cell>
          <table:table-cell table:formula="of:=[.Q13]-[.M13]" office:value-type="float" office:value="-9.90000000000001">
            <text:p>-9.9</text:p>
          </table:table-cell>
          <table:table-cell table:formula="of:=[.Q13]/[.M13]" office:value-type="float" office:value="0.780973451327434">
            <text:p>0.7809734513</text:p>
          </table:table-cell>
          <table:table-cell table:formula="of:=COS([.O13]*2)" office:value-type="float" office:value="0.879493238279787">
            <text:p>0.8794932383</text:p>
          </table:table-cell>
        </table:table-row>
        <table:table-row table:style-name="ro1">
          <table:table-cell table:number-columns-repeated="11"/>
          <table:table-cell office:value-type="float" office:value="13">
            <text:p>13</text:p>
          </table:table-cell>
          <table:table-cell office:value-type="float" office:value="56.3">
            <text:p>56.3</text:p>
          </table:table-cell>
          <table:table-cell table:formula="of:=[.M14]-[.M15]" office:value-type="float" office:value="-11.4">
            <text:p>-11.4</text:p>
          </table:table-cell>
          <table:table-cell table:formula="of:=[.O13]-0.063" office:value-type="float" office:value="0.185">
            <text:p>0.185</text:p>
          </table:table-cell>
          <table:table-cell table:formula="of:=[.O14]-[.O15]" office:value-type="float" office:value="0.063">
            <text:p>0.063</text:p>
          </table:table-cell>
          <table:table-cell office:value-type="float" office:value="39.7">
            <text:p>39.7</text:p>
          </table:table-cell>
          <table:table-cell table:formula="of:=[.Q14]-[.M14]" office:value-type="float" office:value="-16.6">
            <text:p>-16.6</text:p>
          </table:table-cell>
          <table:table-cell table:formula="of:=[.Q14]/[.M14]" office:value-type="float" office:value="0.705150976909414">
            <text:p>0.7051509769</text:p>
          </table:table-cell>
          <table:table-cell table:formula="of:=COS([.O14]*2)" office:value-type="float" office:value="0.932327345606034">
            <text:p>0.9323273456</text:p>
          </table:table-cell>
        </table:table-row>
        <table:table-row table:style-name="ro1">
          <table:table-cell table:number-columns-repeated="11"/>
          <table:table-cell office:value-type="float" office:value="14">
            <text:p>14</text:p>
          </table:table-cell>
          <table:table-cell office:value-type="float" office:value="67.7">
            <text:p>67.7</text:p>
          </table:table-cell>
          <table:table-cell table:formula="of:=[.M15]-[.M16]" office:value-type="float" office:value="-11.1">
            <text:p>-11.1</text:p>
          </table:table-cell>
          <table:table-cell table:formula="of:=[.O14]-0.063" office:value-type="float" office:value="0.122">
            <text:p>0.122</text:p>
          </table:table-cell>
          <table:table-cell table:formula="of:=[.O15]-[.O16]" office:value-type="float" office:value="0.063">
            <text:p>0.063</text:p>
          </table:table-cell>
          <table:table-cell office:value-type="float" office:value="42">
            <text:p>42</text:p>
          </table:table-cell>
          <table:table-cell table:formula="of:=[.Q15]-[.M15]" office:value-type="float" office:value="-25.7">
            <text:p>-25.7</text:p>
          </table:table-cell>
          <table:table-cell table:formula="of:=[.Q15]/[.M15]" office:value-type="float" office:value="0.620384047267356">
            <text:p>0.6203840473</text:p>
          </table:table-cell>
          <table:table-cell table:formula="of:=COS([.O15]*2)" office:value-type="float" office:value="0.970379396188376">
            <text:p>0.9703793962</text:p>
          </table:table-cell>
        </table:table-row>
        <table:table-row table:style-name="ro1">
          <table:table-cell table:number-columns-repeated="11"/>
          <table:table-cell office:value-type="float" office:value="15">
            <text:p>15</text:p>
          </table:table-cell>
          <table:table-cell office:value-type="float" office:value="78.8">
            <text:p>78.8</text:p>
          </table:table-cell>
          <table:table-cell table:formula="of:=[.M16]-[.M17]" office:value-type="float" office:value="-11.2">
            <text:p>-11.2</text:p>
          </table:table-cell>
          <table:table-cell table:formula="of:=[.O15]-0.063" office:value-type="float" office:value="0.059">
            <text:p>0.059</text:p>
          </table:table-cell>
          <table:table-cell table:formula="of:=[.O16]-[.O17]" office:value-type="float" office:value="0.059">
            <text:p>0.059</text:p>
          </table:table-cell>
          <table:table-cell office:value-type="float" office:value="44">
            <text:p>44</text:p>
          </table:table-cell>
          <table:table-cell table:formula="of:=[.Q16]-[.M16]" office:value-type="float" office:value="-34.8">
            <text:p>-34.8</text:p>
          </table:table-cell>
          <table:table-cell table:formula="of:=[.Q16]/[.M16]" office:value-type="float" office:value="0.558375634517766">
            <text:p>0.5583756345</text:p>
          </table:table-cell>
          <table:table-cell table:formula="of:=COS([.O16]*2)" office:value-type="float" office:value="0.993046074492218">
            <text:p>0.9930460745</text:p>
          </table:table-cell>
        </table:table-row>
        <table:table-row table:style-name="ro1">
          <table:table-cell table:number-columns-repeated="12"/>
          <table:table-cell office:value-type="float" office:value="90">
            <text:p>90</text:p>
          </table:table-cell>
          <table:table-cell/>
          <table:table-cell office:value-type="float" office:value="0">
            <text:p>0</text:p>
          </table:table-cell>
          <table:table-cell table:number-columns-repeated="5"/>
        </table:table-row>
        <table:table-row table:style-name="ro1" table:number-rows-repeated="9">
          <table:table-cell table:number-columns-repeated="20"/>
        </table:table-row>
        <table:table-row table:style-name="ro1">
          <table:table-cell table:number-columns-repeated="3"/>
          <table:table-cell>
            <draw:frame table:end-cell-address="Sheet1.K47" table:end-x="0.349cm" table:end-y="0.306cm" draw:z-index="0" draw:style-name="gr1" draw:text-style-name="P1" svg:width="15.999cm" svg:height="8.999cm" svg:x="0.157cm" svg:y="0.339cm">
              <draw:object draw:notify-on-update-of-ranges="Sheet1.R2:Sheet1.R16 Sheet1.S2:Sheet1.S1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6"/>
        </table:table-row>
        <table:table-row table:style-name="ro1">
          <table:table-cell table:number-columns-repeated="12"/>
          <table:table-cell>
            <draw:frame table:end-cell-address="Sheet1.T48" table:end-x="0.697cm" table:end-y="0.266cm" draw:z-index="1" draw:style-name="gr1" draw:text-style-name="P1" svg:width="16.002cm" svg:height="8.979cm" svg:x="0.502cm" svg:y="0.32cm">
              <draw:object draw:notify-on-update-of-ranges="Sheet1.S2:Sheet1.S16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4">2019-04-04</text:date>, <text:time>20:32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9:48:36.28</meta:creation-date>
    <dc:date>2019-04-04T20:32:23.62</dc:date>
    <meta:editing-duration>P1DT21H23M38S</meta:editing-duration>
    <meta:editing-cycles>2</meta:editing-cycles>
    <meta:generator>OpenOffice/4.1.3$Win32 OpenOffice.org_project/413m1$Build-9783</meta:generator>
    <meta:document-statistic meta:table-count="3" meta:cell-count="19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50" chart:maximum="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926cm" style:legend-expansion="high" chart:style-name="ch2"/>
        <chart:plot-area chart:style-name="ch3" table:cell-range-address="Sheet1.R2:Sheet1.S16" svg:x="0.77cm" svg:y="0.855cm" svg:width="11.738cm" svg:height="7.545cm">
          <chartooo:coordinate-region svg:x="1.497cm" svg:y="1.067cm" svg:width="10.824cm" svg:height="7.1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R2:Sheet1.R16" chart:class="chart:line">
            <chart:data-point chart:repeated="15"/>
          </chart:series>
          <chart:series chart:style-name="ch8" chart:values-cell-range-address="Sheet1.S2:Sheet1.S16" chart:class="chart:line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.54">
                <text:p>34.54</text:p>
                <draw:g>
                  <svg:desc>Sheet1.R2:Sheet1.R16</svg:desc>
                </draw:g>
              </table:table-cell>
              <table:table-cell office:value-type="float" office:value="0.559663437021928">
                <text:p>0.559663437021928</text:p>
                <draw:g>
                  <svg:desc>Sheet1.S2:Sheet1.S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.9">
                <text:p>24.9</text:p>
              </table:table-cell>
              <table:table-cell office:value-type="float" office:value="0.631111111111111">
                <text:p>0.6311111111111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0.697508896797153">
                <text:p>0.6975088967971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6">
                <text:p>9.6</text:p>
              </table:table-cell>
              <table:table-cell office:value-type="float" office:value="0.78619153674833">
                <text:p>0.786191536748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8">
                <text:p>4.8</text:p>
              </table:table-cell>
              <table:table-cell office:value-type="float" office:value="0.857566765578635">
                <text:p>0.8575667655786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4">
                <text:p>2.4</text:p>
              </table:table-cell>
              <table:table-cell office:value-type="float" office:value="0.89237668161435">
                <text:p>0.892376681614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.3">
                <text:p>-2.3</text:p>
              </table:table-cell>
              <table:table-cell office:value-type="float" office:value="0.898230088495575">
                <text:p>0.8982300884955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5">
                <text:p>-5</text:p>
              </table:table-cell>
              <table:table-cell office:value-type="float" office:value="0.85207100591716">
                <text:p>0.852071005917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9.90000000000001">
                <text:p>-9.90000000000001</text:p>
              </table:table-cell>
              <table:table-cell office:value-type="float" office:value="0.780973451327434">
                <text:p>0.7809734513274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6.6">
                <text:p>-16.6</text:p>
              </table:table-cell>
              <table:table-cell office:value-type="float" office:value="0.705150976909414">
                <text:p>0.7051509769094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5.7">
                <text:p>-25.7</text:p>
              </table:table-cell>
              <table:table-cell office:value-type="float" office:value="0.620384047267356">
                <text:p>0.6203840472673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4.8">
                <text:p>-34.8</text:p>
              </table:table-cell>
              <table:table-cell office:value-type="float" office:value="0.558375634517766">
                <text:p>0.5583756345177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8.98cm" xlink:href=".." xlink:type="simple" chart:class="chart:line" chart:style-name="ch1">
        <chart:legend chart:legend-position="end" svg:x="13.151cm" svg:y="4.178cm" style:legend-expansion="high" chart:style-name="ch2"/>
        <chart:plot-area chart:style-name="ch3" table:cell-range-address="Sheet1.S2:Sheet1.S16" svg:x="0.964cm" svg:y="0.931cm" svg:width="11.739cm" svg:height="7.53cm">
          <chartooo:coordinate-region svg:x="1.691cm" svg:y="1.144cm" svg:width="10.825cm" svg:height="6.64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S2:Sheet1.S16" chart:class="chart:line"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59663437021928">
                <text:p>0.559663437021928</text:p>
                <draw:g>
                  <svg:desc>Sheet1.S2:Sheet1.S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31111111111111">
                <text:p>0.6311111111111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97508896797153">
                <text:p>0.6975088967971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8619153674833">
                <text:p>0.786191536748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57566765578635">
                <text:p>0.8575667655786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9237668161435">
                <text:p>0.892376681614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98230088495575">
                <text:p>0.8982300884955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5207100591716">
                <text:p>0.852071005917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80973451327434">
                <text:p>0.7809734513274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05150976909414">
                <text:p>0.7051509769094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20384047267356">
                <text:p>0.6203840472673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58375634517766">
                <text:p>0.5583756345177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